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B0000012F2A878181A885EDDE.png" manifest:media-type="image/png"/>
  <manifest:file-entry manifest:full-path="Pictures/10000001000002BB000000EE0B6A27A185EE91FF.png" manifest:media-type="image/png"/>
  <manifest:file-entry manifest:full-path="Pictures/10000001000002BB00000140121CC85ADE9435CE.png" manifest:media-type="image/png"/>
  <manifest:file-entry manifest:full-path="Pictures/100000010000022E0000013E98B48AA271457AA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5d767" officeooo:paragraph-rsid="0005d767" style:font-size-asian="17.5pt" style:font-size-complex="2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}</text:p>
      <text:p text:style-name="P1"/>
      <text:p text:style-name="P1"><draw:frame draw:style-name="fr2" draw:name="Image1" text:anchor-type="char" svg:width="14.764cm" svg:height="8.414cm" draw:z-index="0"><draw:image xlink:href="Pictures/100000010000022E0000013E98B48AA271457AA9.png" xlink:type="simple" xlink:show="embed" xlink:actuate="onLoad" draw:mime-type="image/png"/></draw:frame><text:s/></text:p>
      <text:p text:style-name="P1"/>
      <text:p text:style-name="P1"/>
      <text:p text:style-name="P1"/>
      <text:p text:style-name="P1">Question 2}</text:p>
      <text:p text:style-name="P1"/>
      <text:p text:style-name="P1"><draw:frame draw:style-name="fr1" draw:name="Image2" text:anchor-type="char" svg:width="17cm" svg:height="7.782cm" draw:z-index="1"><draw:image xlink:href="Pictures/10000001000002BB00000140121CC85ADE9435CE.png" xlink:type="simple" xlink:show="embed" xlink:actuate="onLoad" draw:mime-type="image/png"/></draw:frame></text:p>
      <text:p text:style-name="P1"/>
      <text:p text:style-name="P1"/>
      <text:p text:style-name="P1"><text:soft-page-break/>Question 3} </text:p>
      <text:p text:style-name="P1"/>
      <text:p text:style-name="P1"><draw:frame draw:style-name="fr1" draw:name="Image3" text:anchor-type="char" svg:width="17cm" svg:height="5.787cm" draw:z-index="2"><draw:image xlink:href="Pictures/10000001000002BB000000EE0B6A27A185EE91FF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>Question 4} <text:s/></text:p>
      <text:p text:style-name="P1"/>
      <text:p text:style-name="P1"><draw:frame draw:style-name="fr1" draw:name="Image4" text:anchor-type="char" svg:width="17cm" svg:height="7.368cm" draw:z-index="3"><draw:image xlink:href="Pictures/10000001000002BB0000012F2A878181A885EDD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5:10:22.986796109</meta:creation-date>
    <dc:date>2024-03-12T15:14:36.226221047</dc:date>
    <meta:editing-duration>PT4M16S</meta:editing-duration>
    <meta:editing-cycles>1</meta:editing-cycles>
    <meta:document-statistic meta:table-count="0" meta:image-count="4" meta:object-count="0" meta:page-count="2" meta:paragraph-count="6" meta:word-count="8" meta:character-count="49" meta:non-whitespace-character-count="40"/>
    <meta:generator>LibreOffice/7.3.7.2$Linux_X86_64 LibreOffice_project/30$Build-2</meta:generator>
  </office:meta>
</office:document-meta>
</file>